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P2" style:family="paragraph" style:parent-style-name="Standard">
      <style:paragraph-properties fo:text-align="center"/>
      <style:text-properties style:font-name="Times" fo:font-size="12.0pt"/>
    </style:style>
    <style:style style:name="T1" style:family="text">
      <style:text-properties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Adam Stewart</text:p>
      <text:p text:style-name="P1">Josh Getter</text:p>
      <text:p text:style-name="P2">Lab 5</text:p>
      <text:p text:style-name="P2"/>
      <text:p text:style-name="P1">1. <text:s/>Explain what each of the assembly language instructions in exampleIML-1b.s does <text:span text:style-name="T1">and why</text:span>.</text:p>
      <text:p text:style-name="P1"/>
      <text:p text:style-name="P1"><text:tab/>pushq %rbp //setting up stack and frame pointer</text:p>
      <text:p text:style-name="P1"><text:tab/>movq %rsp, %rbp //setting up stack and frame pointer</text:p>
      <text:p text:style-name="P1"><text:tab/>subq $16, %rsp //setting up stack and frame pointer</text:p>
      <text:p text:style-name="P1"><text:tab/>movl $1324, -4(%rbp) //allocating the number 1324 in memory</text:p>
      <text:p text:style-name="P1"><text:tab/>movl $5657, -8(%rbp) //allocating the number 5657 in memory</text:p>
      <text:p text:style-name="P1"><text:tab/>movl $9876, -12(%rbp) //allocating the number 9876 in memory</text:p>
      <text:p text:style-name="P1"><text:tab/>movl $2221, -16(%rbp) //allocating the number 2221 in memory</text:p>
      <text:p text:style-name="P1"><text:tab/>movl -8(%rbp), %eax //putting our value of 5657 into register %eax</text:p>
      <text:p text:style-name="P1"><text:tab/>movl -4(%rbp), %edx //putting our value of 1324 into register %edx</text:p>
      <text:p text:style-name="P1"><text:tab/>subl %eax, %edx //subtract 1324 by 5657 and put it in register %edx</text:p>
      <text:p text:style-name="P1"><text:tab/>movl %edx, %eax //putting the value -4333 into register %eax</text:p>
      <text:p text:style-name="P1"><text:tab/>movl %eax, -12(%rbp) //overwrites our value in memory 9876 with -4333</text:p>
      <text:p text:style-name="P1"><text:tab/>movl -12(%rbp), %ecx //putting our value of -4333 into register %ecx</text:p>
      <text:p text:style-name="P1"><text:tab/>movl -8(%rbp), %edx //putting our value of 5657 into register %edx</text:p>
      <text:p text:style-name="P1"><text:tab/>movl -4(%rbp), %eax //putting our value of 1324 into register %eax</text:p>
      <text:p text:style-name="P1"><text:tab/>movl %eax, %esi //putting our value of 1324 into register %esi</text:p>
      <text:p text:style-name="P1"><text:tab/>movl $.LCO, %edi //putting our output string into register %edi</text:p>
      <text:p text:style-name="P1"><text:tab/>movl $0, %eax //putting the value 0 into register %eax</text:p>
      <text:p text:style-name="P1"><text:tab/>call printf //calling the print function</text:p>
      <text:p text:style-name="P1"><text:tab/>movl %eax, -16(%rbp) //overwites our value in memory 2221 with 0</text:p>
      <text:p text:style-name="P1"><text:tab/>movl -12(%rbp), %eax //putting the value of -4333 into register %eax</text:p>
      <text:p text:style-name="P1"/>
      <text:p text:style-name="P1"><text:tab/>Basically, it puts the value we're subtracting into register, then subtracts those registers, and overwrites the value for 'difference' in memory. <text:s/>It then puts the three variables that are passed as parameters in registers (which were taken from memory). <text:s/>It also puts the string into a register, calls the printf function, and then overwrites the printf_answer variable with 0. <text:s/>Lastly it puts our answer into a register to be returned.</text:p>
      <text:p text:style-name="P1"/>
      <text:p text:style-name="P1">2. <text:s/>Using Table 2-2, identify the addressing mode that corresponds to each of the four possible values of Mod.</text:p>
      <text:p text:style-name="P1"/>
      <text:p text:style-name="P1"><text:tab/>Mod 00: Register Addressing Mode</text:p>
      <text:p text:style-name="P1"><text:tab/>Mod 01: Memory Addressing Mode</text:p>
      <text:p text:style-name="P1"><text:tab/>Mod 10: Memory Addressing Mode</text:p>
      <text:p text:style-name="P1"><text:tab/>Mod 11: Register Addressing Mode</text:p>
      <text:p text:style-name="P1"/>
      <text:p text:style-name="P1">3. <text:s/>List the machine instruction for each of the instructions marked with a number, and identify the meaning of each byte. <text:s/>Clearly indicate how the source(s) and destination are specified. <text:s/></text:p>
      <text:p text:style-name="P1"/>
      <text:p text:style-name="P1"><text:tab/>See attached document</text:p>
      <text:p text:style-name="P1"/>
      <text:p text:style-name="P1">4. <text:s/>Notice the push instruction is only one byte long. <text:s/>How did the designers squeeze both the opcode and the operators into one byte?</text:p>
      <text:p text:style-name="P1"/>
      <text:p text:style-name="P1"><text:tab/>The opcode has the first hex number reference 50, while the more significant hex number references what register to push to, which happens to be 5 (EBP).</text:p>
      <text:p text:style-name="P1"/>
      <text:p text:style-name="P1">5. <text:s/>When using Table 2-2, sometimes the y-axis referee to the source operands, and sometimes it refers to the destination. <text:s/>How can you tell whether the y-axis refers to the first or second operator?</text:p>
      <text:p text:style-name="P1"/>
      <text:p text:style-name="P1"><text:tab/>The type of move (opcode) determines which one is the source, and which is the destination. <text:s/>0x8b has the y-axis be the destination, while the x-axis is the source. <text:s/>0x89 has the y-axis be the source, while the x-axis is the destination.</text:p>
      <text:p text:style-name="P1"/>
      <text:p text:style-name="P1">6. <text:s/>How/where does the instruction main+15 encode that one of the parameters is an immediate value? <text:s/>How is the R/M byte for this instruction used?</text:p>
      <text:p text:style-name="P1"/>
      <text:p text:style-name="P1"><text:tab/>It encodes that there is an immediate value within the opcode. <text:s/>C7 is a specific type of move with one of the values being an immediate value. <text:s/>The R/M byte instruction only uses the value for the register, not for the immediate, since it can’t be captured on the t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  <meta:initial-creator>Adam Stewart</meta:initial-creator>
  </office:meta>
</office:document-meta>
</file>